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54.2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98.9pt"/>
    </style:style>
    <style:style style:name="co9" style:family="table-column">
      <style:table-column-properties fo:break-before="auto" style:column-width="75.34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116.1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2pt"/>
    </style:style>
    <style:style style:name="co14" style:family="table-column">
      <style:table-column-properties fo:break-before="auto" style:column-width="80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eying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skipped item</text:p>
          </table:table-cell>
          <table:table-cell office:value-type="string" calcext:value-type="string">
            <text:p>value per key (M)</text:p>
          </table:table-cell>
          <table:table-cell office:value-type="string" calcext:value-type="string">
            <text:p>time per key (h)</text:p>
          </table:table-cell>
          <table:table-cell office:value-type="string" calcext:value-type="string">
            <text:p>keys needed</text:p>
          </table:table-cell>
          <table:table-cell office:value-type="string" calcext:value-type="string">
            <text:p>unlocked item</text:p>
          </table:table-cell>
          <table:table-cell office:value-type="string" calcext:value-type="string">
            <text:p>total valu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rares involved</text:p>
          </table:table-cell>
          <table:table-cell office:value-type="string" calcext:value-type="string">
            <text:p>more rares</text:p>
          </table:table-cell>
          <table:table-cell office:value-type="string" calcext:value-type="string">
            <text:p>yet more</text:p>
          </table:table-cell>
          <table:table-cell office:value-type="string" calcext:value-type="string">
            <text:p>lastly</text:p>
          </table:table-cell>
          <table:table-cell office:value-type="string" calcext:value-type="string">
            <text:p>krowns via rares</text:p>
          </table:table-cell>
          <table:table-cell office:value-type="string" calcext:value-type="string">
            <text:p>krowns via keys</text:p>
          </table:table-cell>
          <table:table-cell office:value-type="string" calcext:value-type="string">
            <text:p>rares cheaper?</text:p>
          </table:table-cell>
          <table:table-cell office:value-type="string" calcext:value-type="string">
            <text:p>krowns v/rares w/dupes</text:p>
          </table:table-cell>
          <table:table-cell/>
        </table:table-row>
        <table:table-row table:style-name="ro1">
          <table:table-cell office:value-type="string" calcext:value-type="string">
            <text:p>vengeful entity</text:p>
          </table:table-cell>
          <table:table-cell office:value-type="float" office:value="46.08" calcext:value-type="float">
            <text:p>46.08</text:p>
          </table:table-cell>
          <table:table-cell office:value-type="float" office:value="223.054444993" calcext:value-type="float">
            <text:p>223.0544449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uardian tall shield</text:p>
          </table:table-cell>
          <table:table-cell office:value-type="float" office:value="921600000" calcext:value-type="float">
            <text:p>921600000</text:p>
          </table:table-cell>
          <table:table-cell office:value-type="float" office:value="4461.08889986" calcext:value-type="float">
            <text:p>4461.08889986</text:p>
          </table:table-cell>
          <table:table-cell office:value-type="string" calcext:value-type="string">
            <text:p>Mystical Cauldron 3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Roaring Powder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hadow Essence</text:p>
          </table:table-cell>
          <table:table-cell office:value-type="float" office:value="288" calcext:value-type="float">
            <text:p>288</text:p>
          </table:table-cell>
          <table:table-cell table:formula="of:=VLOOKUP([.J2];[.$E$44:.$J$56];6;0)*[.K2]+VLOOKUP([.L2];[.$E$44:.$J$56];6;0)*[.M2]" office:value-type="float" office:value="115200" calcext:value-type="float">
            <text:p>115200</text:p>
          </table:table-cell>
          <table:table-cell table:formula="of:=400*[.D2]" office:value-type="float" office:value="8000" calcext:value-type="float">
            <text:p>8000</text:p>
          </table:table-cell>
          <table:table-cell table:formula="of:=IF([.N2]&lt;[.O2];&quot;x&quot;;&quot;&quot;)">
            <text:p/>
          </table:table-cell>
          <table:table-cell table:formula="of:=[.N2]/2" office:value-type="float" office:value="57600" calcext:value-type="float">
            <text:p>57600</text:p>
          </table:table-cell>
          <table:table-cell table:formula="of:=IF([.Q2]&lt;[.O2];&quot;x&quot;;&quot;&quot;)">
            <text:p/>
          </table:table-cell>
        </table:table-row>
        <table:table-row table:style-name="ro1">
          <table:table-cell office:value-type="string" calcext:value-type="string">
            <text:p>double infinity</text:p>
          </table:table-cell>
          <table:table-cell office:value-type="float" office:value="32.8571428571" calcext:value-type="float">
            <text:p>32.8571428571</text:p>
          </table:table-cell>
          <table:table-cell office:value-type="float" office:value="142.057549652" calcext:value-type="float">
            <text:p>142.0575496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ath star</text:p>
          </table:table-cell>
          <table:table-cell office:value-type="float" office:value="690000000" calcext:value-type="float">
            <text:p>690000000</text:p>
          </table:table-cell>
          <table:table-cell office:value-type="float" office:value="2983.20854269" calcext:value-type="float">
            <text:p>2983.20854269</text:p>
          </table:table-cell>
          <table:table-cell office:value-type="string" calcext:value-type="string">
            <text:p>Spacious Table 5</text:p>
          </table:table-cell>
          <table:table-cell office:value-type="string" calcext:value-type="string">
            <text:p>Tinkerer</text:p>
          </table:table-cell>
          <table:table-cell office:value-type="string" calcext:value-type="string">
            <text:p>Shadow Essen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mon Horn</text:p>
          </table:table-cell>
          <table:table-cell office:value-type="float" office:value="200" calcext:value-type="float">
            <text:p>200</text:p>
          </table:table-cell>
          <table:table-cell table:formula="of:=VLOOKUP([.J3];[.$E$44:.$J$56];6;0)*[.K3]+VLOOKUP([.L3];[.$E$44:.$J$56];6;0)*[.M3]" office:value-type="float" office:value="55000" calcext:value-type="float">
            <text:p>55000</text:p>
          </table:table-cell>
          <table:table-cell table:formula="of:=400*[.D3]" office:value-type="float" office:value="8400" calcext:value-type="float">
            <text:p>8400</text:p>
          </table:table-cell>
          <table:table-cell table:formula="of:=IF([.N3]&lt;[.O3];&quot;x&quot;;&quot;&quot;)">
            <text:p/>
          </table:table-cell>
          <table:table-cell table:formula="of:=[.N3]/2" office:value-type="float" office:value="27500" calcext:value-type="float">
            <text:p>27500</text:p>
          </table:table-cell>
          <table:table-cell table:formula="of:=IF([.Q3]&lt;[.O3];&quot;x&quot;;&quot;&quot;)">
            <text:p/>
          </table:table-cell>
        </table:table-row>
        <table:table-row table:style-name="ro1">
          <table:table-cell office:value-type="string" calcext:value-type="string">
            <text:p>dragon skull</text:p>
          </table:table-cell>
          <table:table-cell office:value-type="float" office:value="28.5714285714" calcext:value-type="float">
            <text:p>28.5714285714</text:p>
          </table:table-cell>
          <table:table-cell office:value-type="float" office:value="121.290735545" calcext:value-type="float">
            <text:p>121.2907355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vine judgement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2547.10544645" calcext:value-type="float">
            <text:p>2547.10544645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Dragon Scal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VLOOKUP([.J4];[.$E$44:.$J$56];6;0)*[.K4]" office:value-type="float" office:value="80000" calcext:value-type="float">
            <text:p>80000</text:p>
          </table:table-cell>
          <table:table-cell table:formula="of:=400*[.D4]" office:value-type="float" office:value="8400" calcext:value-type="float">
            <text:p>8400</text:p>
          </table:table-cell>
          <table:table-cell table:formula="of:=IF([.N4]&lt;[.O4];&quot;x&quot;;&quot;&quot;)">
            <text:p/>
          </table:table-cell>
          <table:table-cell table:formula="of:=[.N4]/2" office:value-type="float" office:value="40000" calcext:value-type="float">
            <text:p>40000</text:p>
          </table:table-cell>
          <table:table-cell table:formula="of:=IF([.Q4]&lt;[.O4];&quot;x&quot;;&quot;&quot;)">
            <text:p/>
          </table:table-cell>
        </table:table-row>
        <table:table-row table:style-name="ro1">
          <table:table-cell office:value-type="string" calcext:value-type="string">
            <text:p>death token</text:p>
          </table:table-cell>
          <table:table-cell office:value-type="float" office:value="25.7142857143" calcext:value-type="float">
            <text:p>25.7142857143</text:p>
          </table:table-cell>
          <table:table-cell office:value-type="float" office:value="83.9461695106" calcext:value-type="float">
            <text:p>83.94616951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ge rune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1762.86955972" calcext:value-type="float">
            <text:p>1762.86955972</text:p>
          </table:table-cell>
          <table:table-cell office:value-type="string" calcext:value-type="string">
            <text:p>Luxurious Table 5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Shadow Essenc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VLOOKUP([.J5];[.$E$44:.$J$56];6;0)*[.K5]" office:value-type="float" office:value="40000" calcext:value-type="float">
            <text:p>40000</text:p>
          </table:table-cell>
          <table:table-cell table:formula="of:=400*[.D5]" office:value-type="float" office:value="8400" calcext:value-type="float">
            <text:p>8400</text:p>
          </table:table-cell>
          <table:table-cell table:formula="of:=IF([.N5]&lt;[.O5];&quot;x&quot;;&quot;&quot;)">
            <text:p/>
          </table:table-cell>
          <table:table-cell table:formula="of:=[.N5]/2" office:value-type="float" office:value="20000" calcext:value-type="float">
            <text:p>20000</text:p>
          </table:table-cell>
          <table:table-cell table:formula="of:=IF([.Q5]&lt;[.O5];&quot;x&quot;;&quot;&quot;)">
            <text:p/>
          </table:table-cell>
        </table:table-row>
        <table:table-row table:style-name="ro1">
          <table:table-cell office:value-type="string" calcext:value-type="string">
            <text:p>vest of lies</text:p>
          </table:table-cell>
          <table:table-cell office:value-type="float" office:value="20.4631578947" calcext:value-type="float">
            <text:p>20.4631578947</text:p>
          </table:table-cell>
          <table:table-cell office:value-type="float" office:value="66.8034780526" calcext:value-type="float">
            <text:p>66.8034780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rd of darkness</text:p>
          </table:table-cell>
          <table:table-cell office:value-type="float" office:value="388800000" calcext:value-type="float">
            <text:p>388800000</text:p>
          </table:table-cell>
          <table:table-cell office:value-type="float" office:value="1269.266083" calcext:value-type="float">
            <text:p>1269.266083</text:p>
          </table:table-cell>
          <table:table-cell office:value-type="string" calcext:value-type="string">
            <text:p>Fine Cutting Table 5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Shadow Essence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VLOOKUP([.J6];[.$E$44:.$J$56];6;0)*[.K6]" office:value-type="float" office:value="28800" calcext:value-type="float">
            <text:p>28800</text:p>
          </table:table-cell>
          <table:table-cell table:formula="of:=400*[.D6]" office:value-type="float" office:value="7600" calcext:value-type="float">
            <text:p>7600</text:p>
          </table:table-cell>
          <table:table-cell table:formula="of:=IF([.N6]&lt;[.O6];&quot;x&quot;;&quot;&quot;)">
            <text:p/>
          </table:table-cell>
          <table:table-cell table:formula="of:=[.N6]/2" office:value-type="float" office:value="14400" calcext:value-type="float">
            <text:p>14400</text:p>
          </table:table-cell>
          <table:table-cell table:formula="of:=IF([.Q6]&lt;[.O6];&quot;x&quot;;&quot;&quot;)">
            <text:p/>
          </table:table-cell>
        </table:table-row>
        <table:table-row table:style-name="ro1">
          <table:table-cell office:value-type="string" calcext:value-type="string">
            <text:p>dragon plate</text:p>
          </table:table-cell>
          <table:table-cell office:value-type="float" office:value="19.0476190476" calcext:value-type="float">
            <text:p>19.0476190476</text:p>
          </table:table-cell>
          <table:table-cell office:value-type="float" office:value="80.8604903634" calcext:value-type="float">
            <text:p>80.86049036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lking forteress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698.07029763" calcext:value-type="float">
            <text:p>1698.07029763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Dragon Scal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VLOOKUP([.J7];[.$E$44:.$J$56];6;0)*[.K7]" office:value-type="float" office:value="53333.3333333333" calcext:value-type="float">
            <text:p>53333.3333333333</text:p>
          </table:table-cell>
          <table:table-cell table:formula="of:=400*[.D7]" office:value-type="float" office:value="8400" calcext:value-type="float">
            <text:p>8400</text:p>
          </table:table-cell>
          <table:table-cell table:formula="of:=IF([.N7]&lt;[.O7];&quot;x&quot;;&quot;&quot;)">
            <text:p/>
          </table:table-cell>
          <table:table-cell table:formula="of:=[.N7]/2" office:value-type="float" office:value="26666.6666666667" calcext:value-type="float">
            <text:p>26666.6666666667</text:p>
          </table:table-cell>
          <table:table-cell table:formula="of:=IF([.Q7]&lt;[.O7];&quot;x&quot;;&quot;&quot;)">
            <text:p/>
          </table:table-cell>
        </table:table-row>
        <table:table-row table:style-name="ro1">
          <table:table-cell office:value-type="string" calcext:value-type="string">
            <text:p>sky dragoon armor</text:p>
          </table:table-cell>
          <table:table-cell office:value-type="float" office:value="16" calcext:value-type="float">
            <text:p>16</text:p>
          </table:table-cell>
          <table:table-cell office:value-type="float" office:value="48.806616494" calcext:value-type="float">
            <text:p>48.8066164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on plate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976.13232988" calcext:value-type="float">
            <text:p>976.13232988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Rising Sun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VLOOKUP([.J8];[.$E$44:.$J$56];6;0)*[.K8]" office:value-type="float" office:value="51200" calcext:value-type="float">
            <text:p>51200</text:p>
          </table:table-cell>
          <table:table-cell table:formula="of:=400*[.D8]" office:value-type="float" office:value="8000" calcext:value-type="float">
            <text:p>8000</text:p>
          </table:table-cell>
          <table:table-cell table:formula="of:=IF([.N8]&lt;[.O8];&quot;x&quot;;&quot;&quot;)">
            <text:p/>
          </table:table-cell>
          <table:table-cell table:formula="of:=[.N8]/2" office:value-type="float" office:value="25600" calcext:value-type="float">
            <text:p>25600</text:p>
          </table:table-cell>
          <table:table-cell table:formula="of:=IF([.Q8]&lt;[.O8];&quot;x&quot;;&quot;&quot;)">
            <text:p/>
          </table:table-cell>
        </table:table-row>
        <table:table-row table:style-name="ro1">
          <table:table-cell office:value-type="string" calcext:value-type="string">
            <text:p>ancient helmet</text:p>
          </table:table-cell>
          <table:table-cell office:value-type="float" office:value="15.7894736842" calcext:value-type="float">
            <text:p>15.7894736842</text:p>
          </table:table-cell>
          <table:table-cell office:value-type="float" office:value="48.1644241717" calcext:value-type="float">
            <text:p>48.16442417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rathful face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915.124059262" calcext:value-type="float">
            <text:p>915.124059262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Rising Sun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9];[.$E$44:.$J$56];6;0)*[.K9]" office:value-type="float" office:value="48000" calcext:value-type="float">
            <text:p>48000</text:p>
          </table:table-cell>
          <table:table-cell table:formula="of:=400*[.D9]" office:value-type="float" office:value="7600" calcext:value-type="float">
            <text:p>7600</text:p>
          </table:table-cell>
          <table:table-cell table:formula="of:=IF([.N9]&lt;[.O9];&quot;x&quot;;&quot;&quot;)">
            <text:p/>
          </table:table-cell>
          <table:table-cell table:formula="of:=[.N9]/2" office:value-type="float" office:value="24000" calcext:value-type="float">
            <text:p>24000</text:p>
          </table:table-cell>
          <table:table-cell table:formula="of:=IF([.Q9]&lt;[.O9];&quot;x&quot;;&quot;&quot;)">
            <text:p/>
          </table:table-cell>
        </table:table-row>
        <table:table-row table:style-name="ro1">
          <table:table-cell office:value-type="string" calcext:value-type="string">
            <text:p>excalibur</text:p>
          </table:table-cell>
          <table:table-cell office:value-type="float" office:value="14" calcext:value-type="float">
            <text:p>14</text:p>
          </table:table-cell>
          <table:table-cell office:value-type="float" office:value="112.276011863" calcext:value-type="float">
            <text:p>112.2760118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ll sword</text:p>
          </table:table-cell>
          <table:table-cell office:value-type="float" office:value="280000000" calcext:value-type="float">
            <text:p>280000000</text:p>
          </table:table-cell>
          <table:table-cell office:value-type="float" office:value="2245.52023726" calcext:value-type="float">
            <text:p>2245.52023726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Divine Leaf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VLOOKUP([.J10];[.$E$44:.$J$56];6;0)*[.K10]" office:value-type="float" office:value="64000" calcext:value-type="float">
            <text:p>64000</text:p>
          </table:table-cell>
          <table:table-cell table:formula="of:=400*[.D10]" office:value-type="float" office:value="8000" calcext:value-type="float">
            <text:p>8000</text:p>
          </table:table-cell>
          <table:table-cell table:formula="of:=IF([.N10]&lt;[.O10];&quot;x&quot;;&quot;&quot;)">
            <text:p/>
          </table:table-cell>
          <table:table-cell table:formula="of:=[.N10]/2" office:value-type="float" office:value="32000" calcext:value-type="float">
            <text:p>32000</text:p>
          </table:table-cell>
          <table:table-cell table:formula="of:=IF([.Q10]&lt;[.O10];&quot;x&quot;;&quot;&quot;)">
            <text:p/>
          </table:table-cell>
        </table:table-row>
        <table:table-row table:style-name="ro1">
          <table:table-cell office:value-type="string" calcext:value-type="string">
            <text:p>warrior's omen</text:p>
          </table:table-cell>
          <table:table-cell office:value-type="float" office:value="12.8571428571" calcext:value-type="float">
            <text:p>12.8571428571</text:p>
          </table:table-cell>
          <table:table-cell office:value-type="float" office:value="41.9730847553" calcext:value-type="float">
            <text:p>41.97308475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adow armor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881.434779861" calcext:value-type="float">
            <text:p>881.434779861</text:p>
          </table:table-cell>
          <table:table-cell office:value-type="string" calcext:value-type="string">
            <text:p>Fine Cutting Table 5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Shadow Essenc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11];[.$E$44:.$J$56];6;0)*[.K11]" office:value-type="float" office:value="20000" calcext:value-type="float">
            <text:p>20000</text:p>
          </table:table-cell>
          <table:table-cell table:formula="of:=400*[.D11]" office:value-type="float" office:value="8400" calcext:value-type="float">
            <text:p>8400</text:p>
          </table:table-cell>
          <table:table-cell table:formula="of:=IF([.N11]&lt;[.O11];&quot;x&quot;;&quot;&quot;)">
            <text:p/>
          </table:table-cell>
          <table:table-cell table:formula="of:=[.N11]/2" office:value-type="float" office:value="10000" calcext:value-type="float">
            <text:p>10000</text:p>
          </table:table-cell>
          <table:table-cell table:formula="of:=IF([.Q11]&lt;[.O11];&quot;x&quot;;&quot;&quot;)">
            <text:p/>
          </table:table-cell>
        </table:table-row>
        <table:table-row table:style-name="ro1">
          <table:table-cell office:value-type="string" calcext:value-type="string">
            <text:p>blackblade</text:p>
          </table:table-cell>
          <table:table-cell office:value-type="float" office:value="12.8571428571" calcext:value-type="float">
            <text:p>12.8571428571</text:p>
          </table:table-cell>
          <table:table-cell office:value-type="float" office:value="41.9730847553" calcext:value-type="float">
            <text:p>41.97308475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nraging blade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881.434779861" calcext:value-type="float">
            <text:p>881.434779861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Shadow Essenc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12];[.$E$44:.$J$56];6;0)*[.K12]" office:value-type="float" office:value="20000" calcext:value-type="float">
            <text:p>20000</text:p>
          </table:table-cell>
          <table:table-cell table:formula="of:=400*[.D12]" office:value-type="float" office:value="8400" calcext:value-type="float">
            <text:p>8400</text:p>
          </table:table-cell>
          <table:table-cell table:formula="of:=IF([.N12]&lt;[.O12];&quot;x&quot;;&quot;&quot;)">
            <text:p/>
          </table:table-cell>
          <table:table-cell table:formula="of:=[.N12]/2" office:value-type="float" office:value="10000" calcext:value-type="float">
            <text:p>10000</text:p>
          </table:table-cell>
          <table:table-cell table:formula="of:=IF([.Q12]&lt;[.O12];&quot;x&quot;;&quot;&quot;)">
            <text:p/>
          </table:table-cell>
        </table:table-row>
        <table:table-row table:style-name="ro1">
          <table:table-cell office:value-type="string" calcext:value-type="string">
            <text:p>dragon tooth</text:p>
          </table:table-cell>
          <table:table-cell office:value-type="float" office:value="12" calcext:value-type="float">
            <text:p>12</text:p>
          </table:table-cell>
          <table:table-cell office:value-type="float" office:value="50.9421089289" calcext:value-type="float">
            <text:p>50.94210892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gon skull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1018.84217858" calcext:value-type="float">
            <text:p>1018.84217858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Dragon Scale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13];[.$E$44:.$J$56];6;0)*[.K13]" office:value-type="float" office:value="32000" calcext:value-type="float">
            <text:p>32000</text:p>
          </table:table-cell>
          <table:table-cell table:formula="of:=400*[.D13]" office:value-type="float" office:value="8000" calcext:value-type="float">
            <text:p>8000</text:p>
          </table:table-cell>
          <table:table-cell table:formula="of:=IF([.N13]&lt;[.O13];&quot;x&quot;;&quot;&quot;)">
            <text:p/>
          </table:table-cell>
          <table:table-cell table:formula="of:=[.N13]/2" office:value-type="float" office:value="16000" calcext:value-type="float">
            <text:p>16000</text:p>
          </table:table-cell>
          <table:table-cell table:formula="of:=IF([.Q13]&lt;[.O13];&quot;x&quot;;&quot;&quot;)">
            <text:p/>
          </table:table-cell>
        </table:table-row>
        <table:table-row table:style-name="ro1">
          <table:table-cell office:value-type="string" calcext:value-type="string">
            <text:p>dragon powder</text:p>
          </table:table-cell>
          <table:table-cell office:value-type="float" office:value="12" calcext:value-type="float">
            <text:p>12</text:p>
          </table:table-cell>
          <table:table-cell office:value-type="float" office:value="50.9421089289" calcext:value-type="float">
            <text:p>50.94210892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tribute seed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1018.84217858" calcext:value-type="float">
            <text:p>1018.84217858</text:p>
          </table:table-cell>
          <table:table-cell office:value-type="string" calcext:value-type="string">
            <text:p>Mystical Cauldron 4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agon Scale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14];[.$E$44:.$J$56];6;0)*[.K14]" office:value-type="float" office:value="32000" calcext:value-type="float">
            <text:p>32000</text:p>
          </table:table-cell>
          <table:table-cell table:formula="of:=400*[.D14]" office:value-type="float" office:value="8000" calcext:value-type="float">
            <text:p>8000</text:p>
          </table:table-cell>
          <table:table-cell table:formula="of:=IF([.N14]&lt;[.O14];&quot;x&quot;;&quot;&quot;)">
            <text:p/>
          </table:table-cell>
          <table:table-cell table:formula="of:=[.N14]/2" office:value-type="float" office:value="16000" calcext:value-type="float">
            <text:p>16000</text:p>
          </table:table-cell>
          <table:table-cell table:formula="of:=IF([.Q14]&lt;[.O14];&quot;x&quot;;&quot;&quot;)">
            <text:p/>
          </table:table-cell>
        </table:table-row>
        <table:table-row table:style-name="ro1">
          <table:table-cell office:value-type="string" calcext:value-type="string">
            <text:p>everlasting pistol</text:p>
          </table:table-cell>
          <table:table-cell office:value-type="float" office:value="12" calcext:value-type="float">
            <text:p>12</text:p>
          </table:table-cell>
          <table:table-cell office:value-type="float" office:value="50.9421089289" calcext:value-type="float">
            <text:p>50.94210892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nd-of-god</text:p>
          </table:table-cell>
          <table:table-cell office:value-type="float" office:value="240000000" calcext:value-type="float">
            <text:p>240000000</text:p>
          </table:table-cell>
          <table:table-cell office:value-type="float" office:value="1018.84217858" calcext:value-type="float">
            <text:p>1018.84217858</text:p>
          </table:table-cell>
          <table:table-cell office:value-type="string" calcext:value-type="string">
            <text:p>Luxurious Table 5</text:p>
          </table:table-cell>
          <table:table-cell office:value-type="string" calcext:value-type="string">
            <text:p>Tinkerer</text:p>
          </table:table-cell>
          <table:table-cell office:value-type="string" calcext:value-type="string">
            <text:p>Dragon Scale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15];[.$E$44:.$J$56];6;0)*[.K15]" office:value-type="float" office:value="32000" calcext:value-type="float">
            <text:p>32000</text:p>
          </table:table-cell>
          <table:table-cell table:formula="of:=400*[.D15]" office:value-type="float" office:value="8000" calcext:value-type="float">
            <text:p>8000</text:p>
          </table:table-cell>
          <table:table-cell table:formula="of:=IF([.N15]&lt;[.O15];&quot;x&quot;;&quot;&quot;)">
            <text:p/>
          </table:table-cell>
          <table:table-cell table:formula="of:=[.N15]/2" office:value-type="float" office:value="16000" calcext:value-type="float">
            <text:p>16000</text:p>
          </table:table-cell>
          <table:table-cell table:formula="of:=IF([.Q15]&lt;[.O15];&quot;x&quot;;&quot;&quot;)">
            <text:p/>
          </table:table-cell>
        </table:table-row>
        <table:table-row table:style-name="ro1">
          <table:table-cell office:value-type="string" calcext:value-type="string">
            <text:p>apocalypscion</text:p>
          </table:table-cell>
          <table:table-cell office:value-type="float" office:value="11.9047619048" calcext:value-type="float">
            <text:p>11.9047619048</text:p>
          </table:table-cell>
          <table:table-cell office:value-type="float" office:value="36.3144467961" calcext:value-type="float">
            <text:p>36.31444679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dex de genÃ¨se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762.603382718" calcext:value-type="float">
            <text:p>762.603382718</text:p>
          </table:table-cell>
          <table:table-cell office:value-type="string" calcext:value-type="string">
            <text:p>Luxurious Table 5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Rising Su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16];[.$E$44:.$J$56];6;0)*[.K16]" office:value-type="float" office:value="40000" calcext:value-type="float">
            <text:p>40000</text:p>
          </table:table-cell>
          <table:table-cell table:formula="of:=400*[.D16]" office:value-type="float" office:value="8400" calcext:value-type="float">
            <text:p>8400</text:p>
          </table:table-cell>
          <table:table-cell table:formula="of:=IF([.N16]&lt;[.O16];&quot;x&quot;;&quot;&quot;)">
            <text:p/>
          </table:table-cell>
          <table:table-cell table:formula="of:=[.N16]/2" office:value-type="float" office:value="20000" calcext:value-type="float">
            <text:p>20000</text:p>
          </table:table-cell>
          <table:table-cell table:formula="of:=IF([.Q16]&lt;[.O16];&quot;x&quot;;&quot;&quot;)">
            <text:p/>
          </table:table-cell>
        </table:table-row>
        <table:table-row table:style-name="ro1">
          <table:table-cell office:value-type="string" calcext:value-type="string">
            <text:p>planet cutter</text:p>
          </table:table-cell>
          <table:table-cell office:value-type="float" office:value="11.9047619048" calcext:value-type="float">
            <text:p>11.9047619048</text:p>
          </table:table-cell>
          <table:table-cell office:value-type="float" office:value="36.3144467961" calcext:value-type="float">
            <text:p>36.31444679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axe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762.603382718" calcext:value-type="float">
            <text:p>762.603382718</text:p>
          </table:table-cell>
          <table:table-cell office:value-type="string" calcext:value-type="string">
            <text:p>Mithril Anvil 5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Rising Su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17];[.$E$44:.$J$56];6;0)*[.K17]" office:value-type="float" office:value="40000" calcext:value-type="float">
            <text:p>40000</text:p>
          </table:table-cell>
          <table:table-cell table:formula="of:=400*[.D17]" office:value-type="float" office:value="8400" calcext:value-type="float">
            <text:p>8400</text:p>
          </table:table-cell>
          <table:table-cell table:formula="of:=IF([.N17]&lt;[.O17];&quot;x&quot;;&quot;&quot;)">
            <text:p/>
          </table:table-cell>
          <table:table-cell table:formula="of:=[.N17]/2" office:value-type="float" office:value="20000" calcext:value-type="float">
            <text:p>20000</text:p>
          </table:table-cell>
          <table:table-cell table:formula="of:=IF([.Q17]&lt;[.O17];&quot;x&quot;;&quot;&quot;)">
            <text:p/>
          </table:table-cell>
        </table:table-row>
        <table:table-row table:style-name="ro1">
          <table:table-cell office:value-type="string" calcext:value-type="string">
            <text:p>abyssal tranquility</text:p>
          </table:table-cell>
          <table:table-cell office:value-type="float" office:value="9.2619047619" calcext:value-type="float">
            <text:p>9.2619047619</text:p>
          </table:table-cell>
          <table:table-cell office:value-type="float" office:value="90.9758286604" calcext:value-type="float">
            <text:p>90.97582866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ystal drum</text:p>
          </table:table-cell>
          <table:table-cell office:value-type="float" office:value="194500000" calcext:value-type="float">
            <text:p>194500000</text:p>
          </table:table-cell>
          <table:table-cell office:value-type="float" office:value="1910.49240187" calcext:value-type="float">
            <text:p>1910.49240187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Luthier</text:p>
          </table:table-cell>
          <table:table-cell office:value-type="string" calcext:value-type="string">
            <text:p>Divine Lea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yss Shell</text:p>
          </table:table-cell>
          <table:table-cell office:value-type="float" office:value="200" calcext:value-type="float">
            <text:p>200</text:p>
          </table:table-cell>
          <table:table-cell table:formula="of:=VLOOKUP([.J18];[.$E$44:.$J$56];6;0)*[.K18]+VLOOKUP([.L18];[.$E$44:.$J$56];6;0)*[.M18]" office:value-type="float" office:value="50000" calcext:value-type="float">
            <text:p>50000</text:p>
          </table:table-cell>
          <table:table-cell table:formula="of:=400*[.D18]" office:value-type="float" office:value="8400" calcext:value-type="float">
            <text:p>8400</text:p>
          </table:table-cell>
          <table:table-cell table:formula="of:=IF([.N18]&lt;[.O18];&quot;x&quot;;&quot;&quot;)">
            <text:p/>
          </table:table-cell>
          <table:table-cell table:formula="of:=[.N18]/2" office:value-type="float" office:value="25000" calcext:value-type="float">
            <text:p>25000</text:p>
          </table:table-cell>
          <table:table-cell table:formula="of:=IF([.Q18]&lt;[.O18];&quot;x&quot;;&quot;&quot;)">
            <text:p/>
          </table:table-cell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float" office:value="8.33333333333" calcext:value-type="float">
            <text:p>8.3333333333</text:p>
          </table:table-cell>
          <table:table-cell office:value-type="float" office:value="66.8309594424" calcext:value-type="float">
            <text:p>66.83095944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ff of creation</text:p>
          </table:table-cell>
          <table:table-cell office:value-type="float" office:value="175000000" calcext:value-type="float">
            <text:p>175000000</text:p>
          </table:table-cell>
          <table:table-cell office:value-type="float" office:value="1403.45014829" calcext:value-type="float">
            <text:p>1403.45014829</text:p>
          </table:table-cell>
          <table:table-cell office:value-type="string" calcext:value-type="string">
            <text:p>Mystical Cauldron 5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ivine Lea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19];[.$E$44:.$J$56];6;0)*[.K19]" office:value-type="float" office:value="40000" calcext:value-type="float">
            <text:p>40000</text:p>
          </table:table-cell>
          <table:table-cell table:formula="of:=400*[.D19]" office:value-type="float" office:value="8400" calcext:value-type="float">
            <text:p>8400</text:p>
          </table:table-cell>
          <table:table-cell table:formula="of:=IF([.N19]&lt;[.O19];&quot;x&quot;;&quot;&quot;)">
            <text:p/>
          </table:table-cell>
          <table:table-cell table:formula="of:=[.N19]/2" office:value-type="float" office:value="20000" calcext:value-type="float">
            <text:p>20000</text:p>
          </table:table-cell>
          <table:table-cell table:formula="of:=IF([.Q19]&lt;[.O19];&quot;x&quot;;&quot;&quot;)">
            <text:p/>
          </table:table-cell>
        </table:table-row>
        <table:table-row table:style-name="ro1">
          <table:table-cell office:value-type="string" calcext:value-type="string">
            <text:p>the hurricane</text:p>
          </table:table-cell>
          <table:table-cell office:value-type="float" office:value="8.33333333333" calcext:value-type="float">
            <text:p>8.3333333333</text:p>
          </table:table-cell>
          <table:table-cell office:value-type="float" office:value="66.8309594424" calcext:value-type="float">
            <text:p>66.83095944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el bow</text:p>
          </table:table-cell>
          <table:table-cell office:value-type="float" office:value="175000000" calcext:value-type="float">
            <text:p>175000000</text:p>
          </table:table-cell>
          <table:table-cell office:value-type="float" office:value="1403.45014829" calcext:value-type="float">
            <text:p>1403.45014829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Bowyer</text:p>
          </table:table-cell>
          <table:table-cell office:value-type="string" calcext:value-type="string">
            <text:p>Divine Lea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VLOOKUP([.J20];[.$E$44:.$J$56];6;0)*[.K20]" office:value-type="float" office:value="40000" calcext:value-type="float">
            <text:p>40000</text:p>
          </table:table-cell>
          <table:table-cell table:formula="of:=400*[.D20]" office:value-type="float" office:value="8400" calcext:value-type="float">
            <text:p>8400</text:p>
          </table:table-cell>
          <table:table-cell table:formula="of:=IF([.N20]&lt;[.O20];&quot;x&quot;;&quot;&quot;)">
            <text:p/>
          </table:table-cell>
          <table:table-cell table:formula="of:=[.N20]/2" office:value-type="float" office:value="20000" calcext:value-type="float">
            <text:p>20000</text:p>
          </table:table-cell>
          <table:table-cell table:formula="of:=IF([.Q20]&lt;[.O20];&quot;x&quot;;&quot;&quot;)">
            <text:p/>
          </table:table-cell>
        </table:table-row>
        <table:table-row table:style-name="ro1">
          <table:table-cell office:value-type="string" calcext:value-type="string">
            <text:p>lord of darkness</text:p>
          </table:table-cell>
          <table:table-cell office:value-type="float" office:value="7.14285714286" calcext:value-type="float">
            <text:p>7.1428571429</text:p>
          </table:table-cell>
          <table:table-cell office:value-type="float" office:value="58.1113801413" calcext:value-type="float">
            <text:p>58.11138014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smic robe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1220.33898297" calcext:value-type="float">
            <text:p>1220.33898297</text:p>
          </table:table-cell>
          <table:table-cell office:value-type="string" calcext:value-type="string">
            <text:p>Fine Cutting Table 5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Demon Horn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VLOOKUP([.J21];[.$E$44:.$J$56];6;0)*[.K21]" office:value-type="float" office:value="15000" calcext:value-type="float">
            <text:p>15000</text:p>
          </table:table-cell>
          <table:table-cell table:formula="of:=400*[.D21]" office:value-type="float" office:value="8400" calcext:value-type="float">
            <text:p>8400</text:p>
          </table:table-cell>
          <table:table-cell table:formula="of:=IF([.N21]&lt;[.O21];&quot;x&quot;;&quot;&quot;)">
            <text:p/>
          </table:table-cell>
          <table:table-cell table:formula="of:=[.N21]/2" office:value-type="float" office:value="7500" calcext:value-type="float">
            <text:p>7500</text:p>
          </table:table-cell>
          <table:table-cell table:formula="of:=IF([.Q21]&lt;[.O21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darkness scroll</text:p>
          </table:table-cell>
          <table:table-cell office:value-type="float" office:value="6" calcext:value-type="float">
            <text:p>6</text:p>
          </table:table-cell>
          <table:table-cell office:value-type="float" office:value="48.8135593187" calcext:value-type="float">
            <text:p>48.81355931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calypscion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976.271186374" calcext:value-type="float">
            <text:p>976.271186374</text:p>
          </table:table-cell>
          <table:table-cell office:value-type="string" calcext:value-type="string">
            <text:p>Mystical Cauldron 5</text:p>
          </table:table-cell>
          <table:table-cell office:value-type="string" calcext:value-type="string">
            <text:p>Sorceress</text:p>
          </table:table-cell>
          <table:table-cell office:value-type="string" calcext:value-type="string">
            <text:p>Demon Horn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VLOOKUP([.J22];[.$E$44:.$J$56];6;0)*[.K22]" office:value-type="float" office:value="12000" calcext:value-type="float">
            <text:p>12000</text:p>
          </table:table-cell>
          <table:table-cell table:formula="of:=400*[.D22]" office:value-type="float" office:value="8000" calcext:value-type="float">
            <text:p>8000</text:p>
          </table:table-cell>
          <table:table-cell table:formula="of:=IF([.N22]&lt;[.O22];&quot;x&quot;;&quot;&quot;)">
            <text:p/>
          </table:table-cell>
          <table:table-cell table:formula="of:=[.N22]/2" office:value-type="float" office:value="6000" calcext:value-type="float">
            <text:p>6000</text:p>
          </table:table-cell>
          <table:table-cell table:formula="of:=IF([.Q22]&lt;[.O22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pal helmet</text:p>
          </table:table-cell>
          <table:table-cell office:value-type="float" office:value="5.89473684211" calcext:value-type="float">
            <text:p>5.8947368421</text:p>
          </table:table-cell>
          <table:table-cell office:value-type="float" office:value="47.2741102582" calcext:value-type="float">
            <text:p>47.27411025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vil shogun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898.208094906" calcext:value-type="float">
            <text:p>898.208094906</text:p>
          </table:table-cell>
          <table:table-cell office:value-type="string" calcext:value-type="string">
            <text:p>Fine Cutting Table 5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Divine Leaf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VLOOKUP([.J23];[.$E$44:.$J$56];6;0)*[.K23]" office:value-type="float" office:value="25600" calcext:value-type="float">
            <text:p>25600</text:p>
          </table:table-cell>
          <table:table-cell table:formula="of:=400*[.D23]" office:value-type="float" office:value="7600" calcext:value-type="float">
            <text:p>7600</text:p>
          </table:table-cell>
          <table:table-cell table:formula="of:=IF([.N23]&lt;[.O23];&quot;x&quot;;&quot;&quot;)">
            <text:p/>
          </table:table-cell>
          <table:table-cell table:formula="of:=[.N23]/2" office:value-type="float" office:value="12800" calcext:value-type="float">
            <text:p>12800</text:p>
          </table:table-cell>
          <table:table-cell table:formula="of:=IF([.Q23]&lt;[.O23];&quot;x&quot;;&quot;&quot;)">
            <text:p/>
          </table:table-cell>
        </table:table-row>
        <table:table-row table:style-name="ro1">
          <table:table-cell office:value-type="string" calcext:value-type="string">
            <text:p>samurai's armor</text:p>
          </table:table-cell>
          <table:table-cell office:value-type="float" office:value="5.12" calcext:value-type="float">
            <text:p>5.12</text:p>
          </table:table-cell>
          <table:table-cell office:value-type="float" office:value="103.884057983" calcext:value-type="float">
            <text:p>103.8840579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rrior's omen</text:p>
          </table:table-cell>
          <table:table-cell office:value-type="float" office:value="102400000" calcext:value-type="float">
            <text:p>102400000</text:p>
          </table:table-cell>
          <table:table-cell office:value-type="float" office:value="2077.68115966" calcext:value-type="float">
            <text:p>2077.68115966</text:p>
          </table:table-cell>
          <table:table-cell office:value-type="string" calcext:value-type="string">
            <text:p>Fine Cutting Table 4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Golden Silk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VLOOKUP([.J24];[.$E$44:.$J$56];6;0)*[.K24]" office:value-type="float" office:value="51200" calcext:value-type="float">
            <text:p>51200</text:p>
          </table:table-cell>
          <table:table-cell table:formula="of:=400*[.D24]" office:value-type="float" office:value="8000" calcext:value-type="float">
            <text:p>8000</text:p>
          </table:table-cell>
          <table:table-cell table:formula="of:=IF([.N24]&lt;[.O24];&quot;x&quot;;&quot;&quot;)">
            <text:p/>
          </table:table-cell>
          <table:table-cell table:formula="of:=[.N24]/2" office:value-type="float" office:value="25600" calcext:value-type="float">
            <text:p>25600</text:p>
          </table:table-cell>
          <table:table-cell table:formula="of:=IF([.Q24]&lt;[.O24];&quot;x&quot;;&quot;&quot;)">
            <text:p/>
          </table:table-cell>
        </table:table-row>
        <table:table-row table:style-name="ro1">
          <table:table-cell office:value-type="string" calcext:value-type="string">
            <text:p>demonic tiara</text:p>
          </table:table-cell>
          <table:table-cell office:value-type="float" office:value="5.05263157895" calcext:value-type="float">
            <text:p>5.052631579</text:p>
          </table:table-cell>
          <table:table-cell office:value-type="float" office:value="41.1061552158" calcext:value-type="float">
            <text:p>41.1061552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ectrifying tiara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781.0169491" calcext:value-type="float">
            <text:p>781.0169491</text:p>
          </table:table-cell>
          <table:table-cell office:value-type="string" calcext:value-type="string">
            <text:p>Fine Cutting Table 5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Demon Horn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VLOOKUP([.J25];[.$E$44:.$J$56];6;0)*[.K25]" office:value-type="float" office:value="9600" calcext:value-type="float">
            <text:p>9600</text:p>
          </table:table-cell>
          <table:table-cell table:formula="of:=400*[.D25]" office:value-type="float" office:value="7600" calcext:value-type="float">
            <text:p>7600</text:p>
          </table:table-cell>
          <table:table-cell table:formula="of:=IF([.N25]&lt;[.O25];&quot;x&quot;;&quot;&quot;)">
            <text:p/>
          </table:table-cell>
          <table:table-cell table:formula="of:=[.N25]/2" office:value-type="float" office:value="4800" calcext:value-type="float">
            <text:p>4800</text:p>
          </table:table-cell>
          <table:table-cell table:formula="of:=IF([.Q25]&lt;[.O25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holy spray</text:p>
          </table:table-cell>
          <table:table-cell office:value-type="float" office:value="3.15" calcext:value-type="float">
            <text:p>3.15</text:p>
          </table:table-cell>
          <table:table-cell office:value-type="float" office:value="51.4285714328" calcext:value-type="float">
            <text:p>51.42857143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mon blood</text:p>
          </table:table-cell>
          <table:table-cell office:value-type="float" office:value="50400000" calcext:value-type="float">
            <text:p>50400000</text:p>
          </table:table-cell>
          <table:table-cell office:value-type="float" office:value="822.857142924" calcext:value-type="float">
            <text:p>822.857142924</text:p>
          </table:table-cell>
          <table:table-cell office:value-type="string" calcext:value-type="string">
            <text:p>Magic Cauldron 4</text:p>
          </table:table-cell>
          <table:table-cell office:value-type="string" calcext:value-type="string">
            <text:p>Sorceress</text:p>
          </table:table-cell>
          <table:table-cell office:value-type="string" calcext:value-type="string">
            <text:p>Moon Stone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VLOOKUP([.J26];[.$E$44:.$J$56];6;0)*[.K26]" office:value-type="float" office:value="14933.3333333333" calcext:value-type="float">
            <text:p>14933.3333333333</text:p>
          </table:table-cell>
          <table:table-cell table:formula="of:=400*[.D26]" office:value-type="float" office:value="6400" calcext:value-type="float">
            <text:p>6400</text:p>
          </table:table-cell>
          <table:table-cell table:formula="of:=IF([.N26]&lt;[.O26];&quot;x&quot;;&quot;&quot;)">
            <text:p/>
          </table:table-cell>
          <table:table-cell table:formula="of:=[.N26]/2" office:value-type="float" office:value="7466.66666666667" calcext:value-type="float">
            <text:p>7466.6666666667</text:p>
          </table:table-cell>
          <table:table-cell table:formula="of:=IF([.Q26]&lt;[.O26];&quot;x&quot;;&quot;&quot;)">
            <text:p/>
          </table:table-cell>
        </table:table-row>
        <table:table-row table:style-name="ro1">
          <table:table-cell office:value-type="string" calcext:value-type="string">
            <text:p>courier's sandals</text:p>
          </table:table-cell>
          <table:table-cell office:value-type="float" office:value="2.35789473684" calcext:value-type="float">
            <text:p>2.3578947368</text:p>
          </table:table-cell>
          <table:table-cell office:value-type="float" office:value="47.8413424922" calcext:value-type="float">
            <text:p>47.84134249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hilarating shoes</text:p>
          </table:table-cell>
          <table:table-cell office:value-type="float" office:value="44800000" calcext:value-type="float">
            <text:p>44800000</text:p>
          </table:table-cell>
          <table:table-cell office:value-type="float" office:value="908.985507352" calcext:value-type="float">
            <text:p>908.985507352</text:p>
          </table:table-cell>
          <table:table-cell office:value-type="string" calcext:value-type="string">
            <text:p>Good Cutting Table 4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Golden Silk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VLOOKUP([.J27];[.$E$44:.$J$56];6;0)*[.K27]" office:value-type="float" office:value="22400" calcext:value-type="float">
            <text:p>22400</text:p>
          </table:table-cell>
          <table:table-cell table:formula="of:=400*[.D27]" office:value-type="float" office:value="7600" calcext:value-type="float">
            <text:p>7600</text:p>
          </table:table-cell>
          <table:table-cell table:formula="of:=IF([.N27]&lt;[.O27];&quot;x&quot;;&quot;&quot;)">
            <text:p/>
          </table:table-cell>
          <table:table-cell table:formula="of:=[.N27]/2" office:value-type="float" office:value="11200" calcext:value-type="float">
            <text:p>11200</text:p>
          </table:table-cell>
          <table:table-cell table:formula="of:=IF([.Q27]&lt;[.O27];&quot;x&quot;;&quot;&quot;)">
            <text:p/>
          </table:table-cell>
        </table:table-row>
        <table:table-row table:style-name="ro1">
          <table:table-cell office:value-type="string" calcext:value-type="string">
            <text:p>moon stone staff</text:p>
          </table:table-cell>
          <table:table-cell office:value-type="float" office:value="1.92" calcext:value-type="float">
            <text:p>1.92</text:p>
          </table:table-cell>
          <table:table-cell office:value-type="float" office:value="31.3469387781" calcext:value-type="float">
            <text:p>31.34693877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eath of frost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470.204081671" calcext:value-type="float">
            <text:p>470.204081671</text:p>
          </table:table-cell>
          <table:table-cell office:value-type="string" calcext:value-type="string">
            <text:p>Mystical Cauldron 3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Moon Ston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VLOOKUP([.J28];[.$E$44:.$J$56];6;0)*[.K28]" office:value-type="float" office:value="8533.33333333333" calcext:value-type="float">
            <text:p>8533.3333333333</text:p>
          </table:table-cell>
          <table:table-cell table:formula="of:=400*[.D28]" office:value-type="float" office:value="6000" calcext:value-type="float">
            <text:p>6000</text:p>
          </table:table-cell>
          <table:table-cell table:formula="of:=IF([.N28]&lt;[.O28];&quot;x&quot;;&quot;&quot;)">
            <text:p/>
          </table:table-cell>
          <table:table-cell table:formula="of:=[.N28]/2" office:value-type="float" office:value="4266.66666666667" calcext:value-type="float">
            <text:p>4266.6666666667</text:p>
          </table:table-cell>
          <table:table-cell table:formula="of:=IF([.Q28]&lt;[.O28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gungnir</text:p>
          </table:table-cell>
          <table:table-cell office:value-type="float" office:value="1.8" calcext:value-type="float">
            <text:p>1.8</text:p>
          </table:table-cell>
          <table:table-cell office:value-type="float" office:value="29.3877551044" calcext:value-type="float">
            <text:p>29.38775510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wilight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587.755102089" calcext:value-type="float">
            <text:p>587.755102089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Moon Ston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VLOOKUP([.J29];[.$E$44:.$J$56];6;0)*[.K29]" office:value-type="float" office:value="10666.6666666667" calcext:value-type="float">
            <text:p>10666.6666666667</text:p>
          </table:table-cell>
          <table:table-cell table:formula="of:=400*[.D29]" office:value-type="float" office:value="8000" calcext:value-type="float">
            <text:p>8000</text:p>
          </table:table-cell>
          <table:table-cell table:formula="of:=IF([.N29]&lt;[.O29];&quot;x&quot;;&quot;&quot;)">
            <text:p/>
          </table:table-cell>
          <table:table-cell table:formula="of:=[.N29]/2" office:value-type="float" office:value="5333.33333333333" calcext:value-type="float">
            <text:p>5333.3333333333</text:p>
          </table:table-cell>
          <table:table-cell table:formula="of:=IF([.Q29]&lt;[.O29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yeti armor</text:p>
          </table:table-cell>
          <table:table-cell office:value-type="float" office:value="1.54285714286" calcext:value-type="float">
            <text:p>1.5428571429</text:p>
          </table:table-cell>
          <table:table-cell office:value-type="float" office:value="31.3928405544" calcext:value-type="float">
            <text:p>31.39284055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ragon leather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439.499767762" calcext:value-type="float">
            <text:p>439.499767762</text:p>
          </table:table-cell>
          <table:table-cell office:value-type="string" calcext:value-type="string">
            <text:p>Spacious Table 4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Eternal 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aring Powder</text:p>
          </table:table-cell>
          <table:table-cell office:value-type="float" office:value="32" calcext:value-type="float">
            <text:p>32</text:p>
          </table:table-cell>
          <table:table-cell table:formula="of:=VLOOKUP([.J30];[.$E$44:.$J$56];6;0)*[.K30]+VLOOKUP([.L30];[.$E$44:.$J$56];6;0)*[.M30]" office:value-type="float" office:value="8800" calcext:value-type="float">
            <text:p>8800</text:p>
          </table:table-cell>
          <table:table-cell table:formula="of:=400*[.D30]" office:value-type="float" office:value="5600" calcext:value-type="float">
            <text:p>5600</text:p>
          </table:table-cell>
          <table:table-cell table:formula="of:=IF([.N30]&lt;[.O30];&quot;x&quot;;&quot;&quot;)">
            <text:p/>
          </table:table-cell>
          <table:table-cell table:formula="of:=[.N30]/2" office:value-type="float" office:value="4400" calcext:value-type="float">
            <text:p>4400</text:p>
          </table:table-cell>
          <table:table-cell table:formula="of:=IF([.Q30]&lt;[.O30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breath of frost</text:p>
          </table:table-cell>
          <table:table-cell office:value-type="float" office:value="1.5" calcext:value-type="float">
            <text:p>1.5</text:p>
          </table:table-cell>
          <table:table-cell office:value-type="float" office:value="60.5042016664" calcext:value-type="float">
            <text:p>60.50420166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wer of oceans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847.05882333" calcext:value-type="float">
            <text:p>847.05882333</text:p>
          </table:table-cell>
          <table:table-cell office:value-type="string" calcext:value-type="string">
            <text:p>Mystical Cauldron 4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Eternal Ice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31];[.$E$44:.$J$56];6;0)*[.K31]" office:value-type="float" office:value="9000" calcext:value-type="float">
            <text:p>9000</text:p>
          </table:table-cell>
          <table:table-cell table:formula="of:=400*[.D31]" office:value-type="float" office:value="5600" calcext:value-type="float">
            <text:p>5600</text:p>
          </table:table-cell>
          <table:table-cell table:formula="of:=IF([.N31]&lt;[.O31];&quot;x&quot;;&quot;&quot;)">
            <text:p/>
          </table:table-cell>
          <table:table-cell table:formula="of:=[.N31]/2" office:value-type="float" office:value="4500" calcext:value-type="float">
            <text:p>4500</text:p>
          </table:table-cell>
          <table:table-cell table:formula="of:=IF([.Q31]&lt;[.O31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evasive armor</text:p>
          </table:table-cell>
          <table:table-cell office:value-type="float" office:value="1.42222222222" calcext:value-type="float">
            <text:p>1.4222222222</text:p>
          </table:table-cell>
          <table:table-cell office:value-type="float" office:value="28.8566827731" calcext:value-type="float">
            <text:p>28.85668277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ti armor</text:p>
          </table:table-cell>
          <table:table-cell office:value-type="float" office:value="12800000" calcext:value-type="float">
            <text:p>12800000</text:p>
          </table:table-cell>
          <table:table-cell office:value-type="float" office:value="259.710144958" calcext:value-type="float">
            <text:p>259.710144958</text:p>
          </table:table-cell>
          <table:table-cell office:value-type="string" calcext:value-type="string">
            <text:p>Good Cutting Table 4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Golden Sil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VLOOKUP([.J32];[.$E$44:.$J$56];6;0)*[.K32]" office:value-type="float" office:value="6400" calcext:value-type="float">
            <text:p>6400</text:p>
          </table:table-cell>
          <table:table-cell table:formula="of:=400*[.D32]" office:value-type="float" office:value="3600" calcext:value-type="float">
            <text:p>3600</text:p>
          </table:table-cell>
          <table:table-cell table:formula="of:=IF([.N32]&lt;[.O32];&quot;x&quot;;&quot;&quot;)">
            <text:p/>
          </table:table-cell>
          <table:table-cell table:formula="of:=[.N32]/2" office:value-type="float" office:value="3200" calcext:value-type="float">
            <text:p>3200</text:p>
          </table:table-cell>
          <table:table-cell table:formula="of:=IF([.Q32]&lt;[.O32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stalagmite gloves</text:p>
          </table:table-cell>
          <table:table-cell office:value-type="float" office:value="1.31368421053" calcext:value-type="float">
            <text:p>1.3136842105</text:p>
          </table:table-cell>
          <table:table-cell office:value-type="float" office:value="34.1586360305" calcext:value-type="float">
            <text:p>34.15863603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e gauntlets</text:p>
          </table:table-cell>
          <table:table-cell office:value-type="float" office:value="24960000" calcext:value-type="float">
            <text:p>24960000</text:p>
          </table:table-cell>
          <table:table-cell office:value-type="float" office:value="649.01408458" calcext:value-type="float">
            <text:p>649.01408458</text:p>
          </table:table-cell>
          <table:table-cell office:value-type="string" calcext:value-type="string">
            <text:p>Mithril Anvil 4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Abyss Shell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VLOOKUP([.J33];[.$E$44:.$J$56];6;0)*[.K33]" office:value-type="float" office:value="12800" calcext:value-type="float">
            <text:p>12800</text:p>
          </table:table-cell>
          <table:table-cell table:formula="of:=400*[.D33]" office:value-type="float" office:value="7600" calcext:value-type="float">
            <text:p>7600</text:p>
          </table:table-cell>
          <table:table-cell table:formula="of:=IF([.N33]&lt;[.O33];&quot;x&quot;;&quot;&quot;)">
            <text:p/>
          </table:table-cell>
          <table:table-cell table:formula="of:=[.N33]/2" office:value-type="float" office:value="6400" calcext:value-type="float">
            <text:p>6400</text:p>
          </table:table-cell>
          <table:table-cell table:formula="of:=IF([.Q33]&lt;[.O33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ower of oceans</text:p>
          </table:table-cell>
          <table:table-cell office:value-type="float" office:value="0.702" calcext:value-type="float">
            <text:p>0.702</text:p>
          </table:table-cell>
          <table:table-cell office:value-type="float" office:value="18.2535211288" calcext:value-type="float">
            <text:p>18.2535211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ff of destruction</text:p>
          </table:table-cell>
          <table:table-cell office:value-type="float" office:value="14040000" calcext:value-type="float">
            <text:p>14040000</text:p>
          </table:table-cell>
          <table:table-cell office:value-type="float" office:value="365.070422576" calcext:value-type="float">
            <text:p>365.070422576</text:p>
          </table:table-cell>
          <table:table-cell office:value-type="string" calcext:value-type="string">
            <text:p>Mystical Cauldron 5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Abyss Shell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VLOOKUP([.J34];[.$E$44:.$J$56];6;0)*[.K34]" office:value-type="float" office:value="7200" calcext:value-type="float">
            <text:p>7200</text:p>
          </table:table-cell>
          <table:table-cell table:formula="of:=400*[.D34]" office:value-type="float" office:value="8000" calcext:value-type="float">
            <text:p>8000</text:p>
          </table:table-cell>
          <table:table-cell table:formula="of:=IF([.N34]&lt;[.O34];&quot;x&quot;;&quot;&quot;)" office:value-type="string" office:string-value="x" calcext:value-type="string">
            <text:p>x</text:p>
          </table:table-cell>
          <table:table-cell table:formula="of:=[.N34]/2" office:value-type="float" office:value="3600" calcext:value-type="float">
            <text:p>3600</text:p>
          </table:table-cell>
          <table:table-cell table:formula="of:=IF([.Q34]&lt;[.O34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hoenix baton</text:p>
          </table:table-cell>
          <table:table-cell office:value-type="float" office:value="0.568421052632" calcext:value-type="float">
            <text:p>0.5684210526</text:p>
          </table:table-cell>
          <table:table-cell office:value-type="float" office:value="23.9335180045" calcext:value-type="float">
            <text:p>23.93351800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dful staff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454.736842086" calcext:value-type="float">
            <text:p>454.736842086</text:p>
          </table:table-cell>
          <table:table-cell office:value-type="string" calcext:value-type="string">
            <text:p>Mystical Cauldron 5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Phoenix Feathe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VLOOKUP([.J35];[.$E$44:.$J$56];6;0)*[.K35]" office:value-type="float" office:value="9000" calcext:value-type="float">
            <text:p>9000</text:p>
          </table:table-cell>
          <table:table-cell table:formula="of:=400*[.D35]" office:value-type="float" office:value="7600" calcext:value-type="float">
            <text:p>7600</text:p>
          </table:table-cell>
          <table:table-cell table:formula="of:=IF([.N35]&lt;[.O35];&quot;x&quot;;&quot;&quot;)">
            <text:p/>
          </table:table-cell>
          <table:table-cell table:formula="of:=[.N35]/2" office:value-type="float" office:value="4500" calcext:value-type="float">
            <text:p>4500</text:p>
          </table:table-cell>
          <table:table-cell table:formula="of:=IF([.Q35]&lt;[.O35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healer's companion</text:p>
          </table:table-cell>
          <table:table-cell office:value-type="float" office:value="0.32" calcext:value-type="float">
            <text:p>0.32</text:p>
          </table:table-cell>
          <table:table-cell office:value-type="float" office:value="5.48571428697" calcext:value-type="float">
            <text:p>5.4857142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eadstick</text:p>
          </table:table-cell>
          <table:table-cell office:value-type="float" office:value="5120000" calcext:value-type="float">
            <text:p>5120000</text:p>
          </table:table-cell>
          <table:table-cell office:value-type="float" office:value="87.7714285915" calcext:value-type="float">
            <text:p>87.7714285915</text:p>
          </table:table-cell>
          <table:table-cell office:value-type="string" calcext:value-type="string">
            <text:p>Mystical Cauldron 3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Faery's Tear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VLOOKUP([.J36];[.$E$44:.$J$56];6;0)*[.K36]" office:value-type="float" office:value="4800" calcext:value-type="float">
            <text:p>4800</text:p>
          </table:table-cell>
          <table:table-cell table:formula="of:=400*[.D36]" office:value-type="float" office:value="6400" calcext:value-type="float">
            <text:p>6400</text:p>
          </table:table-cell>
          <table:table-cell table:formula="of:=IF([.N36]&lt;[.O36];&quot;x&quot;;&quot;&quot;)" office:value-type="string" office:string-value="x" calcext:value-type="string">
            <text:p>x</text:p>
          </table:table-cell>
          <table:table-cell table:formula="of:=[.N36]/2" office:value-type="float" office:value="2400" calcext:value-type="float">
            <text:p>2400</text:p>
          </table:table-cell>
          <table:table-cell table:formula="of:=IF([.Q36]&lt;[.O36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adamant spear</text:p>
          </table:table-cell>
          <table:table-cell office:value-type="float" office:value="0.312" calcext:value-type="float">
            <text:p>0.312</text:p>
          </table:table-cell>
          <table:table-cell office:value-type="float" office:value="8.11267605725" calcext:value-type="float">
            <text:p>8.11267605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ungnir</text:p>
          </table:table-cell>
          <table:table-cell office:value-type="float" office:value="6240000" calcext:value-type="float">
            <text:p>6240000</text:p>
          </table:table-cell>
          <table:table-cell office:value-type="float" office:value="162.253521145" calcext:value-type="float">
            <text:p>162.253521145</text:p>
          </table:table-cell>
          <table:table-cell office:value-type="string" calcext:value-type="string">
            <text:p>Quality Sawbench 5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Abyss Shell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VLOOKUP([.J37];[.$E$44:.$J$56];6;0)*[.K37]" office:value-type="float" office:value="3200" calcext:value-type="float">
            <text:p>3200</text:p>
          </table:table-cell>
          <table:table-cell table:formula="of:=400*[.D37]" office:value-type="float" office:value="8000" calcext:value-type="float">
            <text:p>8000</text:p>
          </table:table-cell>
          <table:table-cell table:formula="of:=IF([.N37]&lt;[.O37];&quot;x&quot;;&quot;&quot;)" office:value-type="string" office:string-value="x" calcext:value-type="string">
            <text:p>x</text:p>
          </table:table-cell>
          <table:table-cell table:formula="of:=[.N37]/2" office:value-type="float" office:value="1600" calcext:value-type="float">
            <text:p>1600</text:p>
          </table:table-cell>
          <table:table-cell table:formula="of:=IF([.Q37]&lt;[.O37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paladin's heater shield</text:p>
          </table:table-cell>
          <table:table-cell office:value-type="float" office:value="0.24" calcext:value-type="float">
            <text:p>0.24</text:p>
          </table:table-cell>
          <table:table-cell office:value-type="float" office:value="10.1052631575" calcext:value-type="float">
            <text:p>10.10526315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51.578947362" calcext:value-type="float">
            <text:p>151.578947362</text:p>
          </table:table-cell>
          <table:table-cell office:value-type="string" calcext:value-type="string">
            <text:p>Steel Anvil 5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Phoenix Feathe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VLOOKUP([.J38];[.$E$44:.$J$56];6;0)*[.K38]" office:value-type="float" office:value="3000" calcext:value-type="float">
            <text:p>3000</text:p>
          </table:table-cell>
          <table:table-cell table:formula="of:=400*[.D38]" office:value-type="float" office:value="6000" calcext:value-type="float">
            <text:p>6000</text:p>
          </table:table-cell>
          <table:table-cell table:formula="of:=IF([.N38]&lt;[.O38];&quot;x&quot;;&quot;&quot;)" office:value-type="string" office:string-value="x" calcext:value-type="string">
            <text:p>x</text:p>
          </table:table-cell>
          <table:table-cell table:formula="of:=[.N38]/2" office:value-type="float" office:value="1500" calcext:value-type="float">
            <text:p>1500</text:p>
          </table:table-cell>
          <table:table-cell table:formula="of:=IF([.Q38]&lt;[.O38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Fire Sword</text:p>
          </table:table-cell>
          <table:table-cell office:value-type="float" office:value="0.2" calcext:value-type="float">
            <text:p>0.2</text:p>
          </table:table-cell>
          <table:table-cell office:value-type="float" office:value="4.65116279048" calcext:value-type="float">
            <text:p>4.65116279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e brand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55.8139534858" calcext:value-type="float">
            <text:p>55.8139534858</text:p>
          </table:table-cell>
          <table:table-cell office:value-type="string" calcext:value-type="string">
            <text:p>Iron Anvil 4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Volcanic Rock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VLOOKUP([.J39];[.$E$44:.$J$56];6;0)*[.K39]" office:value-type="float" office:value="1500" calcext:value-type="float">
            <text:p>1500</text:p>
          </table:table-cell>
          <table:table-cell table:formula="of:=400*[.D39]" office:value-type="float" office:value="4800" calcext:value-type="float">
            <text:p>4800</text:p>
          </table:table-cell>
          <table:table-cell table:formula="of:=IF([.N39]&lt;[.O39];&quot;x&quot;;&quot;&quot;)" office:value-type="string" office:string-value="x" calcext:value-type="string">
            <text:p>x</text:p>
          </table:table-cell>
          <table:table-cell table:formula="of:=[.N39]/2" office:value-type="float" office:value="750" calcext:value-type="float">
            <text:p>750</text:p>
          </table:table-cell>
          <table:table-cell table:formula="of:=IF([.Q39]&lt;[.O39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elven commander</text:p>
          </table:table-cell>
          <table:table-cell office:value-type="float" office:value="0.169411764706" calcext:value-type="float">
            <text:p>0.1694117647</text:p>
          </table:table-cell>
          <table:table-cell office:value-type="float" office:value="7.13312693468" calcext:value-type="float">
            <text:p>7.13312693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pal helmet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121.26315789" calcext:value-type="float">
            <text:p>121.26315789</text:p>
          </table:table-cell>
          <table:table-cell office:value-type="string" calcext:value-type="string">
            <text:p>Fine Cutting Table 3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Phoenix Feathe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VLOOKUP([.J40];[.$E$44:.$J$56];6;0)*[.K40]" office:value-type="float" office:value="2400" calcext:value-type="float">
            <text:p>2400</text:p>
          </table:table-cell>
          <table:table-cell table:formula="of:=400*[.D40]" office:value-type="float" office:value="6800" calcext:value-type="float">
            <text:p>6800</text:p>
          </table:table-cell>
          <table:table-cell table:formula="of:=IF([.N40]&lt;[.O40];&quot;x&quot;;&quot;&quot;)" office:value-type="string" office:string-value="x" calcext:value-type="string">
            <text:p>x</text:p>
          </table:table-cell>
          <table:table-cell table:formula="of:=[.N40]/2" office:value-type="float" office:value="1200" calcext:value-type="float">
            <text:p>1200</text:p>
          </table:table-cell>
          <table:table-cell table:formula="of:=IF([.Q40]&lt;[.O40]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fairy bow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1.4285714289" calcext:value-type="float">
            <text:p>1.42857142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onlight fairy bow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1428571468" calcext:value-type="float">
            <text:p>17.1428571468</text:p>
          </table:table-cell>
          <table:table-cell office:value-type="string" calcext:value-type="string">
            <text:p>Sturdy Sawbench 2</text:p>
          </table:table-cell>
          <table:table-cell office:value-type="string" calcext:value-type="string">
            <text:p>Bowyer</text:p>
          </table:table-cell>
          <table:table-cell office:value-type="string" calcext:value-type="string">
            <text:p>Faery's Tea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VLOOKUP([.J41];[.$E$44:.$J$56];6;0)*[.K41]" office:value-type="float" office:value="937.5" calcext:value-type="float">
            <text:p>937.5</text:p>
          </table:table-cell>
          <table:table-cell table:formula="of:=400*[.D41]" office:value-type="float" office:value="4800" calcext:value-type="float">
            <text:p>4800</text:p>
          </table:table-cell>
          <table:table-cell table:formula="of:=IF([.N41]&lt;[.O41];&quot;x&quot;;&quot;&quot;)" office:value-type="string" office:string-value="x" calcext:value-type="string">
            <text:p>x</text:p>
          </table:table-cell>
          <table:table-cell table:formula="of:=[.N41]/2" office:value-type="float" office:value="468.75" calcext:value-type="float">
            <text:p>468.75</text:p>
          </table:table-cell>
          <table:table-cell table:formula="of:=IF([.Q41]&lt;[.O41];&quot;x&quot;;&quot;&quot;)" office:value-type="string" office:string-value="x" calcext:value-type="string">
            <text:p>x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formula="of:=SUM([.D2:.D41])" office:value-type="float" office:value="745" calcext:value-type="float">
            <text:p>74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est cost</text:p>
          </table:table-cell>
          <table:table-cell office:value-type="string" calcext:value-type="string">
            <text:p>exp krowns per</text:p>
          </table:table-cell>
          <table:table-cell office:value-type="string" calcext:value-type="string">
            <text:p>n from chest</text:p>
          </table:table-cell>
          <table:table-cell office:value-type="string" calcext:value-type="string">
            <text:p>exp kr/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hadow Essence</text:p>
          </table:table-cell>
          <table:table-cell office:value-type="float" office:value="1032" calcext:value-type="float">
            <text:p>1032</text:p>
          </table:table-cell>
          <table:table-cell office:value-type="float" office:value="80" calcext:value-type="float">
            <text:p>80</text:p>
          </table:table-cell>
          <table:table-cell table:formula="of:=[.G44]*5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H44]/[.I44]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ragon Scale</text:p>
          </table:table-cell>
          <table:table-cell office:value-type="float" office:value="860" calcext:value-type="float">
            <text:p>860</text:p>
          </table:table-cell>
          <table:table-cell office:value-type="float" office:value="160" calcext:value-type="float">
            <text:p>160</text:p>
          </table:table-cell>
          <table:table-cell table:formula="of:=[.G45]*5"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H45]/[.I45]" office:value-type="float" office:value="266.666666666667" calcext:value-type="float">
            <text:p>266.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emon Horn</text:p>
          </table:table-cell>
          <table:table-cell office:value-type="float" office:value="688" calcext:value-type="float">
            <text:p>688</text:p>
          </table:table-cell>
          <table:table-cell office:value-type="float" office:value="30" calcext:value-type="float">
            <text:p>30</text:p>
          </table:table-cell>
          <table:table-cell table:formula="of:=[.G46]*5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H46]/[.I46]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byss Shell</text:p>
          </table:table-cell>
          <table:table-cell office:value-type="float" office:value="664" calcext:value-type="float">
            <text:p>664</text:p>
          </table:table-cell>
          <table:table-cell office:value-type="float" office:value="30" calcext:value-type="float">
            <text:p>30</text:p>
          </table:table-cell>
          <table:table-cell table:formula="of:=[.G47]*5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H47]/[.I4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vine Leaf</text:p>
          </table:table-cell>
          <table:table-cell office:value-type="float" office:value="524" calcext:value-type="float">
            <text:p>524</text:p>
          </table:table-cell>
          <table:table-cell office:value-type="float" office:value="160" calcext:value-type="float">
            <text:p>160</text:p>
          </table:table-cell>
          <table:table-cell table:formula="of:=[.G48]*5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H48]/[.I48]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ising Sun</text:p>
          </table:table-cell>
          <table:table-cell office:value-type="float" office:value="448" calcext:value-type="float">
            <text:p>448</text:p>
          </table:table-cell>
          <table:table-cell office:value-type="float" office:value="160" calcext:value-type="float">
            <text:p>160</text:p>
          </table:table-cell>
          <table:table-cell table:formula="of:=[.G49]*5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H49]/[.I49]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olden Silk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[.G50]*5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H50]/[.I50]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oaring Powder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table:formula="of:=[.G51]*5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H51]/[.I51]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on Stone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formula="of:=[.G52]*5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H52]/[.I52]" office:value-type="float" office:value="133.333333333333" calcext:value-type="float">
            <text:p>133.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hoenix Feather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formula="of:=[.G53]*5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H53]/[.I53]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aery's Tear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table:formula="of:=[.G54]*5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H54]/[.I54]"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ternal Ice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table:formula="of:=[.G55]*5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H55]/[.I55]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olcanic Rock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G56]*5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H56]/[.I56]"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key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G58]*5"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H58]/[.I58]" office:value-type="float" office:value="400" calcext:value-type="float">
            <text:p>400</text:p>
          </table:table-cell>
          <table:table-cell table:number-columns-repeated="8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ark</text:p>
          </table:table-cell>
          <table:table-cell office:value-type="string" calcext:value-type="string">
            <text:p>Blood</text:p>
          </table:table-cell>
          <table:table-cell office:value-type="float" office:value="100000" calcext:value-type="float">
            <text:p>100000</text:p>
          </table:table-cell>
          <table:table-cell table:formula="of:=[.G65]-[.G66]" office:value-type="float" office:value="25000" calcext:value-type="float">
            <text:p>25000</text:p>
          </table:table-cell>
          <table:table-cell table:formula="of:=[.G65]/750" office:value-type="float" office:value="133.333333333333" calcext:value-type="float">
            <text:p>133.33333333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ivine</text:p>
          </table:table-cell>
          <table:table-cell office:value-type="string" calcext:value-type="string">
            <text:p>Leaf</text:p>
          </table:table-cell>
          <table:table-cell office:value-type="float" office:value="75000" calcext:value-type="float">
            <text:p>75000</text:p>
          </table:table-cell>
          <table:table-cell table:formula="of:=[.G66]-[.G67]" office:value-type="float" office:value="20000" calcext:value-type="float">
            <text:p>20000</text:p>
          </table:table-cell>
          <table:table-cell table:formula="of:=[.G66]/750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ising</text:p>
          </table:table-cell>
          <table:table-cell office:value-type="string" calcext:value-type="string">
            <text:p>Sun</text:p>
          </table:table-cell>
          <table:table-cell office:value-type="float" office:value="55000" calcext:value-type="float">
            <text:p>55000</text:p>
          </table:table-cell>
          <table:table-cell table:formula="of:=[.G67]-[.G68]" office:value-type="float" office:value="10000" calcext:value-type="float">
            <text:p>10000</text:p>
          </table:table-cell>
          <table:table-cell table:formula="of:=[.G67]/750" office:value-type="float" office:value="73.3333333333333" calcext:value-type="float">
            <text:p>73.33333333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ragon</text:p>
          </table:table-cell>
          <table:table-cell office:value-type="string" calcext:value-type="string">
            <text:p>Scale</text:p>
          </table:table-cell>
          <table:table-cell office:value-type="float" office:value="45000" calcext:value-type="float">
            <text:p>45000</text:p>
          </table:table-cell>
          <table:table-cell table:formula="of:=[.G68]-[.G69]" office:value-type="float" office:value="10000" calcext:value-type="float">
            <text:p>10000</text:p>
          </table:table-cell>
          <table:table-cell table:formula="of:=[.G68]/750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hadow</text:p>
          </table:table-cell>
          <table:table-cell office:value-type="string" calcext:value-type="string">
            <text:p>Essence</text:p>
          </table:table-cell>
          <table:table-cell office:value-type="float" office:value="35000" calcext:value-type="float">
            <text:p>35000</text:p>
          </table:table-cell>
          <table:table-cell table:formula="of:=[.G69]-[.G70]" office:value-type="float" office:value="10000" calcext:value-type="float">
            <text:p>10000</text:p>
          </table:table-cell>
          <table:table-cell table:formula="of:=[.G69]/750" office:value-type="float" office:value="46.6666666666667" calcext:value-type="float">
            <text:p>46.66666666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Golden</text:p>
          </table:table-cell>
          <table:table-cell office:value-type="string" calcext:value-type="string">
            <text:p>Silk</text:p>
          </table:table-cell>
          <table:table-cell office:value-type="float" office:value="25000" calcext:value-type="float">
            <text:p>25000</text:p>
          </table:table-cell>
          <table:table-cell table:formula="of:=[.G70]-[.G71]" office:value-type="float" office:value="5000" calcext:value-type="float">
            <text:p>5000</text:p>
          </table:table-cell>
          <table:table-cell table:formula="of:=[.G70]/750" office:value-type="float" office:value="33.3333333333333" calcext:value-type="float">
            <text:p>33.33333333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oaring</text:p>
          </table:table-cell>
          <table:table-cell office:value-type="string" calcext:value-type="string">
            <text:p>Powder</text:p>
          </table:table-cell>
          <table:table-cell office:value-type="float" office:value="20000" calcext:value-type="float">
            <text:p>20000</text:p>
          </table:table-cell>
          <table:table-cell table:formula="of:=[.G71]-[.G72]" office:value-type="float" office:value="5000" calcext:value-type="float">
            <text:p>5000</text:p>
          </table:table-cell>
          <table:table-cell table:formula="of:=[.G71]/750" office:value-type="float" office:value="26.6666666666667" calcext:value-type="float">
            <text:p>26.66666666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oon</text:p>
          </table:table-cell>
          <table:table-cell office:value-type="string" calcext:value-type="string">
            <text:p>Stone</text:p>
          </table:table-cell>
          <table:table-cell office:value-type="float" office:value="15000" calcext:value-type="float">
            <text:p>15000</text:p>
          </table:table-cell>
          <table:table-cell table:formula="of:=[.G72]-[.G73]" office:value-type="float" office:value="7500" calcext:value-type="float">
            <text:p>7500</text:p>
          </table:table-cell>
          <table:table-cell table:formula="of:=[.G72]/750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emon</text:p>
          </table:table-cell>
          <table:table-cell office:value-type="string" calcext:value-type="string">
            <text:p>Horn</text:p>
          </table:table-cell>
          <table:table-cell office:value-type="float" office:value="7500" calcext:value-type="float">
            <text:p>7500</text:p>
          </table:table-cell>
          <table:table-cell table:formula="of:=[.G73]-[.G74]" office:value-type="float" office:value="1000" calcext:value-type="float">
            <text:p>1000</text:p>
          </table:table-cell>
          <table:table-cell table:formula="of:=[.G73]/750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ernal</text:p>
          </table:table-cell>
          <table:table-cell office:value-type="string" calcext:value-type="string">
            <text:p>Ice</text:p>
          </table:table-cell>
          <table:table-cell office:value-type="float" office:value="6500" calcext:value-type="float">
            <text:p>6500</text:p>
          </table:table-cell>
          <table:table-cell table:formula="of:=[.G74]-[.G75]" office:value-type="float" office:value="2000" calcext:value-type="float">
            <text:p>2000</text:p>
          </table:table-cell>
          <table:table-cell table:formula="of:=[.G74]/750" office:value-type="float" office:value="8.66666666666667" calcext:value-type="float">
            <text:p>8.66666666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hoenix</text:p>
          </table:table-cell>
          <table:table-cell office:value-type="string" calcext:value-type="string">
            <text:p>Feather</text:p>
          </table:table-cell>
          <table:table-cell office:value-type="float" office:value="4500" calcext:value-type="float">
            <text:p>4500</text:p>
          </table:table-cell>
          <table:table-cell table:formula="of:=[.G75]-[.G76]" office:value-type="float" office:value="1250" calcext:value-type="float">
            <text:p>1250</text:p>
          </table:table-cell>
          <table:table-cell table:formula="of:=[.G75]/750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yss</text:p>
          </table:table-cell>
          <table:table-cell office:value-type="string" calcext:value-type="string">
            <text:p>Shell</text:p>
          </table:table-cell>
          <table:table-cell office:value-type="float" office:value="3250" calcext:value-type="float">
            <text:p>3250</text:p>
          </table:table-cell>
          <table:table-cell table:formula="of:=[.G76]-[.G77]" office:value-type="float" office:value="1250" calcext:value-type="float">
            <text:p>1250</text:p>
          </table:table-cell>
          <table:table-cell table:formula="of:=[.G76]/750" office:value-type="float" office:value="4.33333333333333" calcext:value-type="float">
            <text:p>4.33333333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Volcanic</text:p>
          </table:table-cell>
          <table:table-cell office:value-type="string" calcext:value-type="string">
            <text:p>Rock</text:p>
          </table:table-cell>
          <table:table-cell office:value-type="float" office:value="2000" calcext:value-type="float">
            <text:p>2000</text:p>
          </table:table-cell>
          <table:table-cell table:formula="of:=[.G77]-[.G78]" office:value-type="float" office:value="500" calcext:value-type="float">
            <text:p>500</text:p>
          </table:table-cell>
          <table:table-cell table:formula="of:=[.G77]/750" office:value-type="float" office:value="2.66666666666667" calcext:value-type="float">
            <text:p>2.66666666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aery's</text:p>
          </table:table-cell>
          <table:table-cell office:value-type="string" calcext:value-type="string">
            <text:p>Tear</text:p>
          </table:table-cell>
          <table:table-cell office:value-type="float" office:value="1500" calcext:value-type="float">
            <text:p>1500</text:p>
          </table:table-cell>
          <table:table-cell table:formula="of:=[.G78]-[.G79]" office:value-type="float" office:value="750" calcext:value-type="float">
            <text:p>750</text:p>
          </table:table-cell>
          <table:table-cell table:formula="of:=[.G78]/750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cid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[.G79]/750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keyingInfo.E43:keyingInfo.J5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10:07:31.799000000</dc:date>
    <meta:editing-duration>PT22H29M7S</meta:editing-duration>
    <meta:editing-cycles>21</meta:editing-cycles>
    <meta:generator>LibreOffice/5.0.3.2$Windows_x86 LibreOffice_project/e5f16313668ac592c1bfb310f4390624e3dbfb75</meta:generator>
    <meta:document-statistic meta:table-count="1" meta:cell-count="829" meta:object-count="0"/>
  </office:meta>
</office:document-meta>
</file>